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3.94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909cm" fo:min-width="4.199cm"/>
      <style:paragraph-properties style:writing-mode="lr-tb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084cm" fo:min-width="1.469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4.957cm" fo:min-width="6.61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445cm" svg:height="2.54cm" svg:x="10.906cm" svg:y="3.159cm">
          <text:p text:style-name="P1">t_ADCIni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" draw:id="id2" draw:layer="layout" svg:width="4.699cm" svg:height="2.159cm" svg:x="10.779cm" svg:y="8.874cm">
          <text:p text:style-name="P1">t_ADCconfig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3.129cm" svg:y1="5.699cm" svg:x2="13.128cm" svg:y2="8.874cm" draw:start-shape="id1" draw:start-glue-point="6" draw:end-shape="id2" draw:end-glue-point="0" svg:d="M13129 5699v1588h-1v1587" svg:viewBox="0 0 2 3176">
          <text:p/>
        </draw:connector>
        <draw:custom-shape draw:style-name="gr2" draw:text-style-name="P1" xml:id="id4" draw:id="id4" draw:layer="layout" svg:width="4.699cm" svg:height="2.159cm" svg:x="9.128cm" svg:y="14.97cm">
          <text:p text:style-name="P1">t_ADCIdle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4.699cm" svg:height="2.159cm" svg:x="16.113cm" svg:y="14.843cm">
          <text:p text:style-name="P1">t_ADCRun</text:p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3.937cm" svg:height="2.667cm" svg:x="4.048cm" svg:y="14.716cm">
          <text:p text:style-name="P2"><text:span text:style-name="T1">BIT_ADC_BREK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6.017cm" svg:y1="14.716cm" svg:x2="13.128cm" svg:y2="8.874cm" draw:start-shape="id3" draw:start-glue-point="4" draw:end-shape="id2" draw:end-glue-point="0" svg:d="M6017 14716v-6344h7111v502" svg:viewBox="0 0 7112 6345">
          <text:p/>
        </draw:connector>
        <draw:connector draw:style-name="gr3" draw:text-style-name="P1" draw:layer="layout" svg:x1="7.985cm" svg:y1="16.05cm" svg:x2="9.128cm" svg:y2="16.049cm" draw:start-shape="id3" draw:start-glue-point="7" draw:end-shape="id4" draw:end-glue-point="3" svg:d="M7985 16050h571v-1h572" svg:viewBox="0 0 1144 2">
          <text:p/>
        </draw:connector>
        <draw:connector draw:style-name="gr3" draw:text-style-name="P1" draw:layer="layout" draw:line-skew="-0.063cm" svg:x1="13.128cm" svg:y1="11.033cm" svg:x2="11.477cm" svg:y2="14.97cm" draw:start-shape="id2" draw:start-glue-point="2" draw:end-shape="id4" draw:end-glue-point="0" svg:d="M13128 11033v1905h-1651v2032" svg:viewBox="0 0 1652 3938">
          <text:p/>
        </draw:connector>
        <draw:connector draw:style-name="gr3" draw:text-style-name="P1" draw:layer="layout" svg:x1="13.128cm" svg:y1="11.033cm" svg:x2="18.462cm" svg:y2="14.843cm" draw:start-shape="id2" draw:start-glue-point="2" draw:end-shape="id5" draw:end-glue-point="0" svg:d="M13128 11033v1904h5334v1906" svg:viewBox="0 0 5335 3811">
          <text:p/>
        </draw:connector>
      </draw:page>
      <draw:page draw:name="page2" draw:style-name="dp1" draw:master-page-name="Default">
        <draw:custom-shape draw:style-name="gr5" draw:text-style-name="P1" draw:layer="layout" svg:width="7.112cm" svg:height="5.207cm" svg:x="7.858cm" svg:y="6.20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4T13:19:42.205874789</meta:creation-date>
    <dc:date>2020-06-25T15:49:36.153507241</dc:date>
    <meta:editing-duration>P1DT2H9M32S</meta:editing-duration>
    <meta:editing-cycles>1</meta:editing-cycles>
    <meta:document-statistic meta:object-count="11"/>
    <meta:generator>LibreOffice/6.4.4.2$Linux_X86_64 LibreOffice_project/40$Build-2</meta:generator>
  </office:meta>
</office:document-meta>
</file>